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0pt" svg:y="507.46pt">
            <loext:p draw:notify-on-update-of-ranges="Sheet1.A34:Sheet1.A39 Sheet1.B34:Sheet1.B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.42pt" svg:y="881.66pt">
            <loext:p draw:notify-on-update-of-ranges="Sheet1.A63:Sheet1.A68 Sheet1.D63:Sheet1.D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ANALYSIS OF DATA PRESENTED IN TABLE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.1" calcext:value-type="float">
            <text:p>40.10</text:p>
          </table:table-cell>
          <table:table-cell table:style-name="ce2" office:value-type="float" office:value="48" calcext:value-type="float">
            <text:p>48.00</text:p>
          </table:table-cell>
          <table:table-cell table:style-name="ce2" office:value-type="float" office:value="60.6" calcext:value-type="float">
            <text:p>60.60</text:p>
          </table:table-cell>
          <table:table-cell table:style-name="ce2" office:value-type="float" office:value="106" calcext:value-type="float">
            <text:p>106.00</text:p>
          </table:table-cell>
          <table:table-cell table:style-name="ce2" office:value-type="float" office:value="81.3" calcext:value-type="float">
            <text:p>81.30</text:p>
          </table:table-cell>
          <table:table-cell table:style-name="ce2" office:value-type="float" office:value="76" calcext:value-type="float">
            <text:p>76.00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.8" calcext:value-type="float">
            <text:p>40.80</text:p>
          </table:table-cell>
          <table:table-cell table:style-name="ce2" office:value-type="float" office:value="30" calcext:value-type="float">
            <text:p>30.00</text:p>
          </table:table-cell>
          <table:table-cell table:style-name="ce2" office:value-type="float" office:value="59.7" calcext:value-type="float">
            <text:p>59.70</text:p>
          </table:table-cell>
          <table:table-cell table:style-name="ce2" office:value-type="float" office:value="91" calcext:value-type="float">
            <text:p>91.00</text:p>
          </table:table-cell>
          <table:table-cell table:style-name="ce2" office:value-type="float" office:value="83.5" calcext:value-type="float">
            <text:p>83.50</text:p>
          </table:table-cell>
          <table:table-cell table:style-name="ce2" office:value-type="float" office:value="119" calcext:value-type="float">
            <text:p>119.00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0.8" calcext:value-type="float">
            <text:p>40.80</text:p>
          </table:table-cell>
          <table:table-cell table:style-name="ce2" office:value-type="float" office:value="53" calcext:value-type="float">
            <text:p>53.00</text:p>
          </table:table-cell>
          <table:table-cell table:style-name="ce2" office:value-type="float" office:value="61.4" calcext:value-type="float">
            <text:p>61.40</text:p>
          </table:table-cell>
          <table:table-cell table:style-name="ce2" office:value-type="float" office:value="128" calcext:value-type="float">
            <text:p>128.00</text:p>
          </table:table-cell>
          <table:table-cell table:style-name="ce2" office:value-type="float" office:value="80.7" calcext:value-type="float">
            <text:p>80.70</text:p>
          </table:table-cell>
          <table:table-cell table:style-name="ce2" office:value-type="float" office:value="117" calcext:value-type="float">
            <text:p>11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m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ve</text:p>
          </table:table-cell>
          <table:table-cell table:style-name="ce1" table:formula="of:=+AVERAGE([.C3:.C5])" office:value-type="float" office:value="40.5666666666667" calcext:value-type="float">
            <text:p>40.5666666667</text:p>
          </table:table-cell>
          <table:table-cell table:style-name="ce1" table:formula="of:=+AVERAGE([.D3:.D5])" office:value-type="float" office:value="43.6666666666667" calcext:value-type="float">
            <text:p>43.6666666667</text:p>
          </table:table-cell>
          <table:table-cell table:style-name="ce1" table:formula="of:=+AVERAGE([.E3:.E5])" office:value-type="float" office:value="60.5666666666667" calcext:value-type="float">
            <text:p>60.5666666667</text:p>
          </table:table-cell>
          <table:table-cell table:style-name="ce1" table:formula="of:=+AVERAGE([.F3:.F5])" office:value-type="float" office:value="108.333333333333" calcext:value-type="float">
            <text:p>108.3333333333</text:p>
          </table:table-cell>
          <table:table-cell table:style-name="ce1" table:formula="of:=+AVERAGE([.G3:.G5])" office:value-type="float" office:value="81.8333333333333" calcext:value-type="float">
            <text:p>81.8333333333</text:p>
          </table:table-cell>
          <table:table-cell table:style-name="ce1" table:formula="of:=+AVERAGE([.H3:.H5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1" table:formula="of:=+STDEV([.C3:.C5])" office:value-type="float" office:value="0.404145188432736" calcext:value-type="float">
            <text:p>0.4041451884</text:p>
          </table:table-cell>
          <table:table-cell table:style-name="ce1" table:formula="of:=+STDEV([.D3:.D5])" office:value-type="float" office:value="12.0968315410827" calcext:value-type="float">
            <text:p>12.0968315411</text:p>
          </table:table-cell>
          <table:table-cell table:style-name="ce1" table:formula="of:=+STDEV([.E3:.E5])" office:value-type="float" office:value="0.850490054811536" calcext:value-type="float">
            <text:p>0.8504900548</text:p>
          </table:table-cell>
          <table:table-cell table:style-name="ce1" table:formula="of:=+STDEV([.F3:.F5])" office:value-type="float" office:value="18.6100331362771" calcext:value-type="float">
            <text:p>18.6100331363</text:p>
          </table:table-cell>
          <table:table-cell table:style-name="ce1" table:formula="of:=+STDEV([.G3:.G5])" office:value-type="float" office:value="1.4742229591664" calcext:value-type="float">
            <text:p>1.4742229592</text:p>
          </table:table-cell>
          <table:table-cell table:style-name="ce1" table:formula="of:=+STDEV([.H3:.H5])" office:value-type="float" office:value="24.2693221990232" calcext:value-type="float">
            <text:p>24.269322199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+MIN([.C3:.C5])" office:value-type="float" office:value="40.1" calcext:value-type="float">
            <text:p>40.1</text:p>
          </table:table-cell>
          <table:table-cell table:formula="of:=+MIN([.D3:.D5])" office:value-type="float" office:value="30" calcext:value-type="float">
            <text:p>30</text:p>
          </table:table-cell>
          <table:table-cell table:formula="of:=+MIN([.E3:.E5])" office:value-type="float" office:value="59.7" calcext:value-type="float">
            <text:p>59.7</text:p>
          </table:table-cell>
          <table:table-cell table:formula="of:=+MIN([.F3:.F5])" office:value-type="float" office:value="91" calcext:value-type="float">
            <text:p>91</text:p>
          </table:table-cell>
          <table:table-cell table:formula="of:=+MIN([.G3:.G5])" office:value-type="float" office:value="80.7" calcext:value-type="float">
            <text:p>80.7</text:p>
          </table:table-cell>
          <table:table-cell table:formula="of:=+MIN([.H3:.H5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+MAX([.C3:.C5])" office:value-type="float" office:value="40.8" calcext:value-type="float">
            <text:p>40.8</text:p>
          </table:table-cell>
          <table:table-cell table:formula="of:=+MAX([.D3:.D5])" office:value-type="float" office:value="53" calcext:value-type="float">
            <text:p>53</text:p>
          </table:table-cell>
          <table:table-cell table:formula="of:=+MAX([.E3:.E5])" office:value-type="float" office:value="61.4" calcext:value-type="float">
            <text:p>61.4</text:p>
          </table:table-cell>
          <table:table-cell table:formula="of:=+MAX([.F3:.F5])" office:value-type="float" office:value="128" calcext:value-type="float">
            <text:p>128</text:p>
          </table:table-cell>
          <table:table-cell table:formula="of:=+MAX([.G3:.G5])" office:value-type="float" office:value="83.5" calcext:value-type="float">
            <text:p>83.5</text:p>
          </table:table-cell>
          <table:table-cell table:formula="of:=+MAX([.H3:.H5])" office:value-type="float" office:value="119" calcext:value-type="float">
            <text:p>11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[.D8]/[.C8]" office:value-type="float" office:value="1.07641741988496" calcext:value-type="float">
            <text:p>1.0764174199</text:p>
          </table:table-cell>
          <table:table-cell/>
          <table:table-cell table:style-name="ce1" table:formula="of:=+[.F8]/[.E8]" office:value-type="float" office:value="1.78866263070996" calcext:value-type="float">
            <text:p>1.7886626307</text:p>
          </table:table-cell>
          <table:table-cell/>
          <table:table-cell table:style-name="ce1" table:formula="of:=+[.H8]/[.G8]" office:value-type="float" office:value="1.27087576374745" calcext:value-type="float">
            <text:p>1.270875763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AVERAGE([.C13:.G13])" office:value-type="float" office:value="1.37865193811413" calcext:value-type="float">
            <text:p>1.37865193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dev mN/W</text:p>
          </table:table-cell>
          <table:table-cell table:formula="of:=+STDEV([.C13:.G13])" office:value-type="float" office:value="0.368150903715615" calcext:value-type="float">
            <text:p>0.368150903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f</text:p>
          </table:table-cell>
          <table:table-cell table:number-columns-repeated="4"/>
        </table:table-row>
        <table:table-row table:style-name="ro1">
          <table:table-cell office:value-type="float" office:value="1249.36" calcext:value-type="float">
            <text:p>1249.36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248.567" calcext:value-type="float">
            <text:p>1248.567</text:p>
          </table:table-cell>
          <table:table-cell table:number-columns-repeated="7"/>
        </table:table-row>
        <table:table-row table:style-name="ro1">
          <table:table-cell table:formula="of:=+[.A19]-[.A20]" office:value-type="float" office:value="0.792999999999893" calcext:value-type="float">
            <text:p>0.793</text:p>
          </table:table-cell>
          <table:table-cell/>
          <table:table-cell office:value-type="string" calcext:value-type="string">
            <text:p>dx/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+[.C19]/[.D19]" office:value-type="float" office:value="0.0338965517241379" calcext:value-type="float">
            <text:p>0.0338965517</text:p>
          </table:table-cell>
          <table:table-cell table:number-columns-repeated="5"/>
        </table:table-row>
        <table:table-row table:style-name="ro1">
          <table:table-cell table:formula="of:=+3.77/[.C22]" office:value-type="float" office:value="111.220752797559" calcext:value-type="float">
            <text:p>111.2207527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imate peak of plot using their linear regression equ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table:formula="of:=+[.B26]*[.A26]+[.C26]" office:value-type="float" office:value="1259.89356" calcext:value-type="float">
            <text:p>1259.893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[.D26]-[.A19]" office:value-type="float" office:value="10.5335600000001" calcext:value-type="float">
            <text:p>10.53356</text:p>
          </table:table-cell>
          <table:table-cell office:value-type="string" calcext:value-type="string">
            <text:p>←scaled to cal1 t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 calculation from pulse 1 intercept to pulse intercept</text:p>
          </table:table-cell>
          <table:table-cell table:number-columns-repeated="7"/>
        </table:table-row>
        <table:table-row table:style-name="ro1">
          <table:table-cell table:formula="of:=+1245.238" office:value-type="float" office:value="1245.238" calcext:value-type="float">
            <text:p>1245.238</text:p>
          </table:table-cell>
          <table:table-cell office:value-type="float" office:value="1241.468" calcext:value-type="float">
            <text:p>1241.468</text:p>
          </table:table-cell>
          <table:table-cell table:style-name="ce3" table:formula="of:=+[.A29]-[.B29]" office:value-type="float" office:value="3.76999999999998" calcext:value-type="float">
            <text:p>3.77</text:p>
          </table:table-cell>
          <table:table-cell table:formula="of:=+[.C29]/[.C22]" office:value-type="float" office:value="111.220752797558" calcext:value-type="float">
            <text:p>111.2207527976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Figure 8 curve down using graph pa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9.286" calcext:value-type="float">
            <text:p>1259.28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number-columns-repeated="6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table:style-name="ce1" office:value-type="string" calcext:value-type="string">
            <text:p>Figure 8 curve up</text:p>
          </table:table-cell>
          <table:table-cell/>
          <table:table-cell office:value-type="string" calcext:value-type="string">
            <text:p>pulse</text:p>
          </table:table-cell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0" calcext:value-type="float">
            <text:p>1250</text:p>
          </table:table-cell>
          <table:table-cell office:value-type="float" office:value="3.77" calcext:value-type="float">
            <text:p>3.77</text:p>
          </table:table-cell>
          <table:table-cell table:formula="of:=+[.B63]-[.C63]" office:value-type="float" office:value="1246.23" calcext:value-type="float">
            <text:p>1246.2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office:value-type="float" office:value="3.77" calcext:value-type="float">
            <text:p>3.77</text:p>
          </table:table-cell>
          <table:table-cell table:formula="of:=+[.B64]-[.C64]" office:value-type="float" office:value="1248.0157" calcext:value-type="float">
            <text:p>1248.015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office:value-type="float" office:value="3.77" calcext:value-type="float">
            <text:p>3.77</text:p>
          </table:table-cell>
          <table:table-cell table:formula="of:=+[.B65]-[.C65]" office:value-type="float" office:value="1251.4086" calcext:value-type="float">
            <text:p>1251.408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office:value-type="float" office:value="3.77" calcext:value-type="float">
            <text:p>3.77</text:p>
          </table:table-cell>
          <table:table-cell table:formula="of:=+[.B66]-[.C66]" office:value-type="float" office:value="1253.73" calcext:value-type="float">
            <text:p>1253.7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office:value-type="float" office:value="3.77" calcext:value-type="float">
            <text:p>3.77</text:p>
          </table:table-cell>
          <table:table-cell table:formula="of:=+[.B67]-[.C67]" office:value-type="float" office:value="1254.98" calcext:value-type="float">
            <text:p>1254.98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office:value-type="float" office:value="3.77" calcext:value-type="float">
            <text:p>3.77</text:p>
          </table:table-cell>
          <table:table-cell table:formula="of:=+[.B68]-[.C68]" office:value-type="float" office:value="1255.516" calcext:value-type="float">
            <text:p>1255.5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7:59:48.043665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09:47:00.071999676</meta:creation-date>
    <dc:date>2016-12-02T08:45:17.580226774</dc:date>
    <meta:editing-duration>PT2H21M5S</meta:editing-duration>
    <meta:editing-cycles>7</meta:editing-cycles>
    <meta:generator>LibreOffice/5.0.6.2$Linux_X86_64 LibreOffice_project/00m0$Build-2</meta:generator>
    <meta:document-statistic meta:table-count="1" meta:cell-count="1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457cm" style:legend-expansion="high" chart:style-name="ch2"/>
        <chart:plot-area chart:style-name="ch3" table:cell-range-address="Sheet1.A34:Sheet1.B39" svg:x="0.319cm" svg:y="0.18cm" svg:width="10.497cm" svg:height="8.646cm">
          <chartooo:coordinate-region svg:x="1.311cm" svg:y="0.38cm" svg:width="9.22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39" chart:class="chart:scatter">
            <chart:domain table:cell-range-address="Sheet1.A34:Sheet1.A39"/>
            <chart:regression-curve chart:style-name="ch7">
              <chart:equation chart:display-equation="true" chart:display-r-square="true" svg:x="1.157cm" svg:y="0.272cm"/>
            </chart:regression-curve>
            <chart:regression-curve chart:style-name="ch8">
              <chart:equation chart:display-equation="true" chart:display-r-square="true" svg:x="3.646cm" svg:y="1.071cm"/>
            </chart:regression-curve>
            <chart:regression-curve chart:style-name="ch9">
              <chart:equation chart:display-equation="true" chart:display-r-square="true" svg:x="1.501cm" svg:y="5.32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4:Sheet1.A39</svg:desc>
                </draw:g>
              </table:table-cell>
              <table:table-cell office:value-type="float" office:value="1259.286">
                <text:p>1259.286</text:p>
                <draw:g>
                  <svg:desc>Sheet1.B34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029cm" svg:y="3.207cm" style:legend-expansion="high" chart:style-name="ch2"/>
        <chart:plot-area chart:style-name="ch3" table:cell-range-address="Sheet1.A63:Sheet1.A68 Sheet1.D63:Sheet1.D68" svg:x="0.319cm" svg:y="0.18cm" svg:width="10.391cm" svg:height="8.645cm">
          <chartooo:coordinate-region svg:x="1.311cm" svg:y="0.38cm" svg:width="9.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3:Sheet1.D68" chart:class="chart:scatter">
            <chart:domain table:cell-range-address="Sheet1.A63:Sheet1.A68"/>
            <chart:regression-curve chart:style-name="ch7">
              <chart:equation chart:display-equation="true" chart:display-r-square="true" svg:x="1.474cm" svg:y="0.379cm"/>
            </chart:regression-curve>
            <chart:regression-curve chart:style-name="ch8">
              <chart:equation chart:display-equation="true" chart:display-r-square="true" svg:x="1.474cm" svg:y="1.223cm"/>
            </chart:regression-curve>
            <chart:regression-curve chart:style-name="ch9">
              <chart:equation chart:display-equation="true" chart:display-r-square="true" svg:x="1.567cm" svg:y="5.649cm"/>
            </chart:regression-curve>
            <chart:regression-curve chart:style-name="ch10">
              <chart:equation chart:display-equation="true" chart:display-r-square="true" svg:x="1.567cm" svg:y="6.54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63:Sheet1.A68</svg:desc>
                </draw:g>
              </table:table-cell>
              <table:table-cell office:value-type="float" office:value="1246.23">
                <text:p>1246.23</text:p>
                <draw:g>
                  <svg:desc>Sheet1.D63:Sheet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248.0157">
                <text:p>1248.0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1251.4086">
                <text:p>1251.4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53.73">
                <text:p>1253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54.98">
                <text:p>1254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255.516">
                <text:p>1255.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